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8.932cm"/>
    </style:style>
    <style:style style:name="co4" style:family="table-column">
      <style:table-column-properties fo:break-before="auto" style:column-width="13.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1c99e0"/>
    </style:style>
    <style:style style:name="ce3" style:family="table-cell" style:parent-style-name="Default">
      <style:map style:condition="is-true-formula(AND(NOT(ISBLANK([.A$2])); NOT(ISBLANK([.$A2]))))" style:apply-style-name="cell" style:base-cell-address="Feuille1.A2"/>
    </style:style>
    <style:style style:name="ce4" style:family="table-cell" style:parent-style-name="Default">
      <style:table-cell-properties fo:background-color="#1c99e0" style:text-align-source="fix" style:repeat-content="false" style:vertical-align="top"/>
      <style:paragraph-properties fo:text-align="start" fo:margin-left="0cm"/>
    </style:style>
    <style:style style:name="ce5" style:family="table-cell" style:parent-style-name="cell">
      <style:table-cell-properties style:text-align-source="fix" style:repeat-content="false" style:vertical-align="top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7" style:family="table-cell" style:parent-style-name="Default">
      <style:table-cell-properties fo:background-color="#1c99e0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map style:condition="is-true-formula(AND(NOT(ISBLANK([.A$2])); NOT(ISBLANK([.$A2]))))" style:apply-style-name="cell" style:base-cell-address="Feuille1.A2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8"/>
        <table:table-column table:style-name="co6" table:default-cell-style-name="ce3"/>
        <table:table-column table:style-name="co5" table:number-columns-repeated="1017" table:default-cell-style-name="ce3"/>
        <table:table-row table:style-name="ro1">
          <table:table-cell table:style-name="ce2" office:value-type="string" calcext:value-type="string">
            <text:p>title</text:p>
          </table:table-cell>
          <table:table-cell table:style-name="ce4" office:value-type="string" calcext:value-type="string">
            <text:p>fun</text:p>
          </table:table-cell>
          <table:table-cell table:style-name="ce2" office:value-type="string" calcext:value-type="string">
            <text:p>tags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thumbnail</text:p>
          </table:table-cell>
          <table:table-cell table:style-name="ce7" office:value-type="string" calcext:value-type="string">
            <text:p>unixtime</text:p>
          </table:table-cell>
          <table:table-cell table:style-name="ce2" office:value-type="string" calcext:value-type="string">
            <text:p>date_format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FIRST_PLATFORMER</text:p>
          </table:table-cell>
          <table:table-cell table:style-name="ce5" office:value-type="float" office:value="70" calcext:value-type="float">
            <text:p>70</text:p>
          </table:table-cell>
          <table:table-cell office:value-type="string" calcext:value-type="string">
            <text:p>scratch platformer 2D web coop multiplayer</text:p>
          </table:table-cell>
          <table:table-cell office:value-type="string" calcext:value-type="string">
            <text:p><text:a xlink:href="https://scratch.mit.edu/projects/162439969/" xlink:type="simple">https://scratch.mit.edu/projects/162439969/</text:a></text:p>
          </table:table-cell>
          <table:table-cell office:value-type="string" calcext:value-type="string">
            <text:p>https://uploads.scratch.mit.edu/get_image/project/162439969_480x360.png</text:p>
          </table:table-cell>
          <table:table-cell office:value-type="float" office:value="1497391200" calcext:value-type="float">
            <text:p>14973912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PE_TAUPE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scratch arcade 2D web</text:p>
          </table:table-cell>
          <table:table-cell office:value-type="string" calcext:value-type="string">
            <text:p>https://scratch.mit.edu/projects/162691177/</text:p>
          </table:table-cell>
          <table:table-cell office:value-type="string" calcext:value-type="string">
            <text:p><text:a xlink:href="https://uploads.scratch.mit.edu/get_image/project/162691177" xlink:type="simple">https://uploads.scratch.mit.edu/get_image/project/162691177</text:a>_480x360.png</text:p>
          </table:table-cell>
          <table:table-cell office:value-type="float" office:value="1518130800" calcext:value-type="float">
            <text:p>1518130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BBLE</text:p>
          </table:table-cell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scratch arcade 2D web</text:p>
          </table:table-cell>
          <table:table-cell office:value-type="string" calcext:value-type="string">
            <text:p>https://scratch.mit.edu/projects/281603316/</text:p>
          </table:table-cell>
          <table:table-cell office:value-type="string" calcext:value-type="string">
            <text:p><text:a xlink:href="https://uploads.scratch.mit.edu/get_image/project/281603316" xlink:type="simple">https://uploads.scratch.mit.edu/get_image/project/281603316</text:a>_480x360.png</text:p>
          </table:table-cell>
          <table:table-cell office:value-type="float" office:value="1548198000" calcext:value-type="float">
            <text:p>1548198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TAILLERIE</text:p>
          </table:table-cell>
          <table:table-cell table:style-name="ce5" office:value-type="float" office:value="80" calcext:value-type="float">
            <text:p>80</text:p>
          </table:table-cell>
          <table:table-cell office:value-type="string" calcext:value-type="string">
            <text:p>scratch arcade 2D web 1v1 multiplayer</text:p>
          </table:table-cell>
          <table:table-cell office:value-type="string" calcext:value-type="string">
            <text:p>https://scratch.mit.edu/projects/198861730/</text:p>
          </table:table-cell>
          <table:table-cell office:value-type="string" calcext:value-type="string">
            <text:p><text:a xlink:href="https://uploads.scratch.mit.edu/get_image/project/198861730" xlink:type="simple">https://uploads.scratch.mit.edu/get_image/project/198861730</text:a>_480x360.png</text:p>
          </table:table-cell>
          <table:table-cell office:value-type="float" office:value="1536876000" calcext:value-type="float">
            <text:p>1536876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CE_ADVENTURE</text:p>
          </table:table-cell>
          <table:table-cell table:style-name="ce5" office:value-type="float" office:value="70" calcext:value-type="float">
            <text:p>70</text:p>
          </table:table-cell>
          <table:table-cell office:value-type="string" calcext:value-type="string">
            <text:p>scratch arcade 2D web school</text:p>
          </table:table-cell>
          <table:table-cell office:value-type="string" calcext:value-type="string">
            <text:p>https://scratch.mit.edu/projects/445090385/</text:p>
          </table:table-cell>
          <table:table-cell office:value-type="string" calcext:value-type="string">
            <text:p>https://uploads.scratch.mit.edu/get_image/project/445090385_480x360.png</text:p>
          </table:table-cell>
          <table:table-cell office:value-type="float" office:value="1611270000" calcext:value-type="float">
            <text:p>161127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ZZLE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scratch 2D web school</text:p>
          </table:table-cell>
          <table:table-cell office:value-type="string" calcext:value-type="string">
            <text:p>https://scratch.mit.edu/projects/778764577/</text:p>
          </table:table-cell>
          <table:table-cell office:value-type="string" calcext:value-type="string">
            <text:p><text:a xlink:href="https://uploads.scratch.mit.edu/get_image/project/778764577" xlink:type="simple">https://uploads.scratch.mit.edu/get_image/project/778764577</text:a>_480x360.png</text:p>
          </table:table-cell>
          <table:table-cell office:value-type="float" office:value="1671404400" calcext:value-type="float">
            <text:p>1671404400</text:p>
          </table:table-cell>
          <table:table-cell table:number-columns-repeated="1018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B2:Feuille1.B1048576">
            <calcext:color-scale>
              <calcext:color-scale-entry calcext:value="0" calcext:type="minimum" calcext:color="#f06f6f"/>
              <calcext:color-scale-entry calcext:value="50" calcext:type="percentile" calcext:color="#f5cd53"/>
              <calcext:color-scale-entry calcext:value="0" calcext:type="maximum" calcext:color="#92e285"/>
            </calcext:color-scale>
          </calcext:conditional-format>
          <calcext:conditional-format calcext:target-range-address="Feuille1.A2:Feuille1.AMJ1048576">
            <calcext:condition calcext:apply-style-name="cell" calcext:value="formula-is(AND(NOT(ISBLANK([.A$2])); NOT(ISBLANK([.$A2]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aadcf7" style:diagonal-bl-tr="none" style:diagonal-tl-br="none" fo:border="0.06pt solid #6d6d6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7">00/00/0000</text:date>, <text:time style:data-style-name="N2" text:time-value="09:24:54.9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7T10:06:58.793000000</dc:date>
    <meta:editing-duration>PT59M17S</meta:editing-duration>
    <meta:editing-cycles>14</meta:editing-cycles>
    <meta:generator>LibreOffice/7.3.2.2$Windows_X86_64 LibreOffice_project/49f2b1bff42cfccbd8f788c8dc32c1c309559be0</meta:generator>
    <meta:document-statistic meta:table-count="1" meta:cell-count="43" meta:object-count="0"/>
  </office:meta>
</office:document-meta>
</file>